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5396in" style:rel-width="80%" fo:margin-left="0.491in" table:align="left"/>
    </style:style>
    <style:style style:name="Table1.A" style:family="table-column">
      <style:table-column-properties style:column-width="2.7701in" style:rel-column-width="26214*"/>
    </style:style>
    <style:style style:name="Table1.A1" style:family="table-cell">
      <style:table-cell-properties fo:background-color="#ccddeb" fo:padding="0.0194in" fo:border="none">
        <style:background-image/>
      </style:table-cell-properties>
    </style:style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 style:list-style-name="L1">
      <style:text-properties style:font-name="Arial1" fo:font-size="10pt"/>
    </style:style>
    <style:style style:name="P3" style:family="paragraph" style:parent-style-name="Text_20_body" style:list-style-name="L1">
      <style:paragraph-properties fo:margin-top="0in" fo:margin-bottom="0in"/>
      <style:text-properties style:font-name="Arial1" fo:font-size="10pt"/>
    </style:style>
    <style:style style:name="P4" style:family="paragraph" style:parent-style-name="Table_20_Contents">
      <style:text-properties style:font-name="Arial1" fo:font-size="10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earchable daily,weekly,monthly calendar/scheduling application with alerts for high priority events.<text:line-break/>For viewing in either hourly/day,current week or monthly option, click on the relevant icons at the top left hand corner.</text:p>
      <text:list text:style-name="L1">
        <text:list-item>
          <text:p text:style-name="P2"><text:span text:style-name="T1">Viewing:</text:span><draw:frame draw:style-name="fr1" draw:name="graphics1" text:anchor-type="as-char" svg:width="0.1772in" svg:height="0.1772in" draw:z-index="0"><draw:image xlink:href="http://localhost/%7Esn5607/phpgroupware/calendar/templates/default/images/today.gif" xlink:type="simple" xlink:show="embed" xlink:actuate="onLoad"/></draw:frame>Day <draw:frame draw:style-name="fr1" draw:name="graphics2" text:anchor-type="as-char" svg:width="0.3126in" svg:height="0.1043in" draw:z-index="1"><draw:image xlink:href="http://localhost/%7Esn5607/phpgroupware/calendar/templates/default/images/week.gif" xlink:type="simple" xlink:show="embed" xlink:actuate="onLoad"/></draw:frame>Week <draw:frame draw:style-name="fr1" draw:name="graphics3" text:anchor-type="as-char" svg:width="0.3126in" svg:height="0.2083in" draw:z-index="2"><draw:image xlink:href="http://localhost/%7Esn5607/phpgroupware/calendar/templates/default/images/month.gif" xlink:type="simple" xlink:show="embed" xlink:actuate="onLoad"/></draw:frame>Month <draw:frame draw:style-name="fr1" draw:name="graphics4" text:anchor-type="as-char" svg:width="0.2291in" svg:height="0.1354in" draw:z-index="3"><draw:image xlink:href="http://localhost/%7Esn5607/phpgroupware/calendar/templates/default/images/year.gif" xlink:type="simple" xlink:show="embed" xlink:actuate="onLoad"/></draw:frame>Year<text:line-break/><text:span text:style-name="T2">Day:</text:span><text:line-break/>Current day is displayed, broken down in hour slots. Start and end time of the day can be set in the preferences.<text:line-break/><text:span text:style-name="T2">Week:</text:span><text:line-break/>Current week is displayed. Start day of week can be set in preferences.<text:line-break/><text:span text:style-name="T2">Month:</text:span><text:line-break/>Default entry is to the current month, viewed in monthly option, with both prior and future months easily accessible with one click.<text:line-break/><text:span text:style-name="T2">Year:</text:span><text:line-break/>Current year is displayed. This displays the current year using the small calendar month views.</text:p>
        </text:list-item>
        <text:list-item>
          <text:p text:style-name="P3"><text:span text:style-name="T1">Adding an entry:</text:span> <draw:frame draw:style-name="fr1" draw:name="graphics5" text:anchor-type="as-char" svg:width="0.1043in" svg:height="0.1043in" draw:z-index="4"><draw:image xlink:href="http://localhost/%7Esn5607/phpgroupware/calendar/templates/default/images/new.gif" xlink:type="simple" xlink:show="embed" xlink:actuate="onLoad"/></draw:frame><text:line-break/>To add a new entry for yourself other members of your group click on the small icon as shown above. A form page will be presented, where you can input the relevant fields. 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Brief Description:<text:line-break/>Full Description:<text:line-break/>Date:<text:line-break/>Time:<text:line-break/>Duration:<text:line-break/>Priority:<text:line-break/>Acccess:</text:p>
          </table:table-cell>
          <table:table-cell table:style-name="Table1.A1" office:value-type="string">
            <text:p text:style-name="P4">Group selection:<text:line-break/>Participants;<text:line-break/>Repeat type:<text:line-break/>Repeat end date:<text:line-break/>Frequency:</text:p>
          </table:table-cell>
        </table:table-row>
      </table:table>
      <text:list text:style-name="L1">
        <text:list-header>
          <text:p text:style-name="P2">Simply fill in the fields, and click Submit.<text:line-break/><text:span text:style-name="T1">Note:</text:span> Access can be set as with other applications in this suite, Private,Group Readable,Globally Readable.</text:p>
        </text:list-header>
        <text:list-item>
          <text:p text:style-name="P2"><text:span text:style-name="T1">Edit:Delete</text:span>  <draw:frame draw:style-name="fr1" draw:name="graphics6" text:anchor-type="as-char" svg:width="0.052in" svg:height="0.0728in" draw:z-index="5"><draw:image xlink:href="http://localhost/%7Esn5607/phpgroupware/calendar/templates/default/images/circle.gif" xlink:type="simple" xlink:show="embed" xlink:actuate="onLoad"/></draw:frame><text:line-break/>To edit an entry group click on the small icon as shown above. A form page will be presented, where you can edit the relevant fields. Chose edit or delete from the bottom of the page.<text:line-break/><text:span text:style-name="T1">Note:</text:span>You can only make changes or delete those calendar entries created by you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5:24:47</meta:creation-date>
    <dc:creator>Sigurd Nes</dc:creator>
    <dc:date>2007-03-06T15:52:17</dc:date>
    <dc:language>en-US</dc:language>
    <meta:editing-cycles>2</meta:editing-cycles>
    <meta:editing-duration>PT3M6S</meta:editing-duration>
    <meta:user-defined meta:name="Info 1"/>
    <meta:user-defined meta:name="Info 2"/>
    <meta:user-defined meta:name="Info 3"/>
    <meta:user-defined meta:name="Info 4"/>
    <meta:document-statistic meta:table-count="1" meta:image-count="6" meta:object-count="0" meta:page-count="1" meta:paragraph-count="7" meta:word-count="248" meta:character-count="1464"/>
  </office:meta>
</office:document-meta>
</file>